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name-asian="Helvetica" style:font-size-asian="12pt" style:font-name-complex="Helvetica" style:font-size-complex="12pt"/>
    </style:style>
    <style:style style:name="P2" style:family="paragraph" style:parent-style-name="Standard">
      <style:paragraph-properties fo:text-align="end" style:justify-single-word="false"/>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justify" style:justify-single-word="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end" style:justify-single-word="false"/>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ffffff" style:font-size-asian="12pt" style:font-size-complex="12pt"/>
    </style:style>
    <style:style style:name="P8" style:family="paragraph" style:parent-style-name="Standard">
      <style:paragraph-properties fo:text-align="justify" style:justify-single-word="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margin-left="13.346cm" fo:margin-right="0cm" fo:text-align="start" style:justify-single-word="false" fo:text-indent="-13.324cm" style:auto-text-indent="false">
        <style:tab-stops/>
      </style:paragraph-properties>
      <style:text-properties style:font-name="Times New Roman" fo:font-size="12pt" style:font-size-asian="12pt" style:font-size-complex="12pt"/>
    </style:style>
    <style:style style:name="P10" style:family="paragraph" style:parent-style-name="Standard" style:master-page-name="">
      <style:paragraph-properties fo:margin-left="12.538cm" fo:margin-right="0cm" fo:text-align="start" style:justify-single-word="false" fo:text-indent="-12.559cm" style:auto-text-indent="false" style:page-number="auto">
        <style:tab-stops/>
      </style:paragraph-properties>
      <style:text-properties style:font-name="Times New Roman" fo:font-size="12pt" style:font-size-asian="12pt" style:font-size-complex="12pt"/>
    </style:style>
    <style:style style:name="T1" style:family="text">
      <style:text-properties style:text-position="super 58%"/>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Xavier Loizeau</text:p>
      <text:p text:style-name="P4">371 Im Neuenheimer Feld,</text:p>
      <text:p text:style-name="P9">69120, Heidelberg,</text:p>
      <text:p text:style-name="P10">GERMANY<text:tab/>the 3<text:span text:style-name="T1">rd</text:span> of November 2015</text:p>
      <text:p text:style-name="P5">06.58.66.51.81</text:p>
      <text:p text:style-name="P5"/>
      <text:p text:style-name="P6"/>
      <text:p text:style-name="P5"/>
      <text:p text:style-name="P5"><text:tab/>Madame, Sir,</text:p>
      <text:p text:style-name="P5"/>
      <text:p text:style-name="P1">As a graduated student from the ENSAI (Nationnal School for Statistic and Information Analysis), which is equivalent to a MSc in statistic, I am looking for an innovation oriented company to begin my career.</text:p>
      <text:p text:style-name="P3"/>
      <text:p text:style-name="P5"><text:span text:style-name="T2">As soon as I began my higher education, I considered mathematic-based research and development as a serious carrier option. Hence, to me, choosing the ENSAI as my specialisation school after two years of “classes préparatoires” (French undergraduate courses </text:span><text:span text:style-name="T3">required in preparation for competitive entrance exams into top graduate and engineering schools) was a logical continuation of my studies.</text:span></text:p>
      <text:p text:style-name="P7">This three years long formation in statistic is based on both theoretical courses, such as study of parametrical or non parametrical models ; and practical classes, for instance about the use of dedicated softwares, and programming.</text:p>
      <text:p text:style-name="P3">I have been particularly interested in the methodological aspect of these courses and the mathematical justification of the methods and studied models. The idea to use these competences in a project would perfectly fit me.</text:p>
      <text:p text:style-name="P3">I have been able to use this knowledge in different projects, both abstract or applied to topics such as biology, defence or reliability.</text:p>
      <text:p text:style-name="P3">In order to strengthen my theoretical expertise, which is important for my carrier plans, I decided to take an extra bachelor degree in mathematic at Rennes University during my first year at the ENSAI and an extra Master degree in mathematical statistic during my third year.</text:p>
      <text:p text:style-name="P3"/>
      <text:p text:style-name="P3">During these three years, I have been able to identify the domains I was interested in. I realised that they are the ones which are based on a constant innovation and a search of improvement, and the field of new technologies is one of those.</text:p>
      <text:p text:style-name="P3">Hence I decided to begin this year a PhD program in Heidelberg University, which pleases me a lot, but to stay open to any opportunity to begin a career in an innovative company as a researcher, where I could use my statistic and programming skills.</text:p>
      <text:p text:style-name="P3">Hence, beginning my career in a company oriented towards this fields seems ideal to me. Moreover, start-ups are companies which require that every element gives the best out of himself, feels involved in the project and wants to learn. This spirit perfectly suits me.</text:p>
      <text:p text:style-name="P3"/>
      <text:p text:style-name="P3">Therefore, I am delighted to apply for your offer “Researchers and software engineers”. Indeed, I would be honoured to have the opportunity to take part in such a project as IndoorAtlas. Multidisciplinary, challenging and innovative, your offer perfectly suits my expectations for an ideal position. Moreover, I consider the fact that this offer is located in Finland as a chance as I love to discover different cultures, including about work habits. I already had the opportunity to visit Finland and I would be excited to have the chance to come to work here.</text:p>
      <text:p text:style-name="P1"/>
      <text:p text:style-name="P1"/>
      <text:p text:style-name="P1">I would gladly deliver you any further information you might need to complete my application.</text:p>
      <text:p text:style-name="P1">Best regards,</text:p>
      <text:p text:style-name="P2">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avier Loizeau</meta:initial-creator>
    <meta:creation-date>2015-04-17T14:06:51</meta:creation-date>
    <dc:date>2015-11-03T21:12:23</dc:date>
    <dc:creator>Xavier Loizeau</dc:creator>
    <meta:editing-duration>PT7H10S</meta:editing-duration>
    <meta:editing-cycles>13</meta:editing-cycles>
    <meta:generator>OpenOffice/4.1.1$Unix OpenOffice.org_project/411m6$Build-9775</meta:generator>
    <meta:document-statistic meta:table-count="0" meta:image-count="0" meta:object-count="0" meta:page-count="1" meta:paragraph-count="19" meta:word-count="495" meta:character-count="3025"/>
  </office:meta>
</office:document-meta>
</file>